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2083in" style:contextual-spacing="true"/>
      <style:text-properties fo:color="#000000" loext:opacity="100%" style:font-name="Times New Roman" fo:font-size="26pt" fo:letter-spacing="0.0035in" style:letter-kerning="true" style:font-name-asian="MS Gothic" style:font-size-asian="26pt" style:font-name-complex="Times New Roman1" style:font-size-complex="26pt"/>
    </style:style>
    <style:style style:name="P2" style:family="paragraph" style:parent-style-name="Standard">
      <style:paragraph-properties fo:margin-top="0in" fo:margin-bottom="0.139in" style:contextual-spacing="false" fo:line-height="115%"/>
      <style:text-properties style:font-name="Times New Roman"/>
    </style:style>
    <style:style style:name="P3" style:family="paragraph" style:parent-style-name="Standard">
      <style:text-properties style:font-name="Times New Roman" style:font-name-asian="MS Mincho" style:font-name-complex="Times New Roman1" style:font-size-complex="11pt"/>
    </style:style>
    <style:style style:name="P4" style:family="paragraph" style:parent-style-name="Standard">
      <style:paragraph-properties fo:margin-top="0in" fo:margin-bottom="0.2083in" style:contextual-spacing="true"/>
      <style:text-properties style:font-name="Times New Roman"/>
    </style:style>
    <style:style style:name="P5" style:family="paragraph" style:parent-style-name="Standard">
      <style:text-properties style:font-name="Times New Roman"/>
    </style:style>
    <style:style style:name="P6" style:family="paragraph" style:parent-style-name="Standard" style:list-style-name="L1">
      <style:text-properties style:font-name="Times New Roman" fo:font-style="italic" officeooo:rsid="00012968" officeooo:paragraph-rsid="00012968" style:font-name-asian="MS Mincho" style:font-style-asian="italic" style:font-name-complex="Times New Roman1" style:font-size-complex="11pt" style:font-style-complex="italic"/>
    </style:style>
    <style:style style:name="P7" style:family="paragraph" style:parent-style-name="Standard" style:list-style-name="L1">
      <style:text-properties style:font-name="Times New Roman" fo:font-style="italic" officeooo:rsid="00012968" officeooo:paragraph-rsid="00016d81" style:font-name-asian="MS Mincho" style:font-style-asian="italic" style:font-name-complex="Times New Roman1" style:font-size-complex="11pt" style:font-style-complex="italic"/>
    </style:style>
    <style:style style:name="P8" style:family="paragraph" style:parent-style-name="Standard" style:list-style-name="L1">
      <style:text-properties style:font-name="Times New Roman" fo:font-style="italic" officeooo:rsid="00016d81" officeooo:paragraph-rsid="00016d81" style:font-name-asian="MS Mincho" style:font-style-asian="italic" style:font-name-complex="Times New Roman1" style:font-size-complex="11pt" style:font-style-complex="italic"/>
    </style:style>
    <style:style style:name="P9" style:family="paragraph" style:parent-style-name="Standard">
      <style:paragraph-properties fo:margin-top="0in" fo:margin-bottom="0.139in" style:contextual-spacing="false" fo:line-height="115%"/>
      <style:text-properties style:font-name="Times New Roman" officeooo:rsid="000181d6" officeooo:paragraph-rsid="000fd167"/>
    </style:style>
    <style:style style:name="P10" style:family="paragraph" style:parent-style-name="Standard" style:list-style-name="">
      <style:paragraph-properties fo:margin-top="0.3335in" fo:margin-bottom="0in" style:contextual-spacing="false" fo:line-height="115%" fo:keep-together="always" fo:keep-with-next="always"/>
      <style:text-properties fo:color="#000000" loext:opacity="100%" style:font-name="Times New Roman" fo:font-size="14pt" fo:font-weight="bold" style:font-name-asian="MS Gothic" style:font-size-asian="14pt" style:font-weight-asian="bold" style:font-name-complex="Times New Roman1" style:font-size-complex="14pt" style:font-weight-complex="bold"/>
    </style:style>
    <style:style style:name="P11" style:family="paragraph" style:parent-style-name="Standard" style:list-style-name="">
      <style:paragraph-properties fo:margin-top="0.3335in" fo:margin-bottom="0in" style:contextual-spacing="false" fo:line-height="115%" fo:keep-together="always" fo:keep-with-next="always"/>
      <style:text-properties fo:color="#000000" loext:opacity="100%" style:font-name="Times New Roman" fo:font-size="14pt" fo:font-weight="bold" officeooo:paragraph-rsid="0011611c" style:font-name-asian="MS Gothic" style:font-size-asian="14pt" style:font-weight-asian="bold" style:font-name-complex="Times New Roman1" style:font-size-complex="14pt" style:font-weight-complex="bold"/>
    </style:style>
    <style:style style:name="P12" style:family="paragraph" style:parent-style-name="Standard" style:list-style-name="">
      <style:paragraph-properties fo:margin-top="0.3335in" fo:margin-bottom="0in" style:contextual-spacing="false" fo:line-height="115%"/>
      <style:text-properties fo:color="#000000" loext:opacity="100%" style:font-name="Times New Roman" fo:font-size="14pt" fo:font-weight="bold" style:font-name-asian="MS Gothic" style:font-size-asian="14pt" style:font-weight-asian="bold" style:font-name-complex="Times New Roman1" style:font-size-complex="14pt" style:font-weight-complex="bold"/>
    </style:style>
    <style:style style:name="T1" style:family="text">
      <style:text-properties style:font-name="Times New Roman"/>
    </style:style>
    <style:style style:name="T2" style:family="text">
      <style:text-properties fo:color="#000000" loext:opacity="100%" fo:font-size="26pt" fo:letter-spacing="0.0035in" style:letter-kerning="true" style:font-name-asian="MS Gothic" style:font-size-asian="26pt" style:font-name-complex="Times New Roman1" style:font-size-complex="26pt"/>
    </style:style>
    <style:style style:name="T3" style:family="text">
      <style:text-properties fo:color="#000000" loext:opacity="100%" fo:font-size="26pt" fo:letter-spacing="0.0035in" officeooo:rsid="00009bd3" style:letter-kerning="true" style:font-name-asian="MS Gothic" style:font-size-asian="26pt" style:font-name-complex="Times New Roman1" style:font-size-complex="26pt"/>
    </style:style>
    <style:style style:name="T4" style:family="text">
      <style:text-properties fo:font-style="italic" style:font-name-asian="MS Mincho" style:font-style-asian="italic" style:font-name-complex="Times New Roman1" style:font-size-complex="11pt" style:font-style-complex="italic"/>
    </style:style>
    <style:style style:name="T5" style:family="text">
      <style:text-properties fo:font-style="italic" officeooo:rsid="00009bd3" style:font-name-asian="MS Mincho" style:font-style-asian="italic" style:font-name-complex="Times New Roman1" style:font-size-complex="11pt" style:font-style-complex="italic"/>
    </style:style>
    <style:style style:name="T6" style:family="text">
      <style:text-properties fo:font-style="italic" fo:font-weight="normal" officeooo:rsid="00009bd3" style:font-name-asian="MS Mincho" style:font-style-asian="italic" style:font-weight-asian="normal" style:font-name-complex="Times New Roman1" style:font-size-complex="11pt" style:font-style-complex="italic" style:font-weight-complex="normal"/>
    </style:style>
    <style:style style:name="T7" style:family="text">
      <style:text-properties fo:font-style="italic" fo:font-weight="normal" officeooo:rsid="000996d2" style:font-name-asian="MS Mincho" style:font-style-asian="italic" style:font-weight-asian="normal" style:font-name-complex="Times New Roman1" style:font-size-complex="11pt"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016d81" style:font-style-asian="normal" style:font-style-complex="normal"/>
    </style:style>
    <style:style style:name="T10" style:family="text">
      <style:text-properties fo:font-style="normal" officeooo:rsid="00012968" style:font-style-asian="normal" style:font-style-complex="normal"/>
    </style:style>
    <style:style style:name="T11" style:family="text">
      <style:text-properties fo:font-style="normal" officeooo:rsid="0003c1ec" style:font-style-asian="normal" style:font-style-complex="normal"/>
    </style:style>
    <style:style style:name="T12" style:family="text">
      <style:text-properties fo:font-style="normal" officeooo:rsid="00054eb1" style:font-style-asian="normal" style:font-style-complex="normal"/>
    </style:style>
    <style:style style:name="T13" style:family="text">
      <style:text-properties fo:font-style="normal" officeooo:rsid="00063c95" style:font-style-asian="normal" style:font-style-complex="normal"/>
    </style:style>
    <style:style style:name="T14" style:family="text">
      <style:text-properties fo:font-style="normal" officeooo:rsid="00064214" style:font-style-asian="normal" style:font-style-complex="normal"/>
    </style:style>
    <style:style style:name="T15" style:family="text">
      <style:text-properties fo:font-style="normal" officeooo:rsid="0007449e" style:font-style-asian="normal" style:font-style-complex="normal"/>
    </style:style>
    <style:style style:name="T16" style:family="text">
      <style:text-properties fo:font-style="normal" officeooo:rsid="0007d5d5" style:font-style-asian="normal" style:font-style-complex="normal"/>
    </style:style>
    <style:style style:name="T17" style:family="text">
      <style:text-properties fo:font-style="normal" fo:font-weight="normal" officeooo:rsid="00009bd3" style:font-name-asian="MS Mincho" style:font-style-asian="normal" style:font-weight-asian="normal" style:font-name-complex="Times New Roman1" style:font-size-complex="11pt" style:font-style-complex="normal" style:font-weight-complex="normal"/>
    </style:style>
    <style:style style:name="T18" style:family="text">
      <style:text-properties fo:font-style="normal" fo:font-weight="normal" officeooo:rsid="000996d2" style:font-name-asian="MS Mincho" style:font-style-asian="normal" style:font-weight-asian="normal" style:font-name-complex="Times New Roman1" style:font-size-complex="11pt" style:font-style-complex="normal" style:font-weight-complex="normal"/>
    </style:style>
    <style:style style:name="T19" style:family="text">
      <style:text-properties fo:font-style="normal" fo:font-weight="normal" officeooo:rsid="000a6b86" style:font-name-asian="MS Mincho" style:font-style-asian="normal" style:font-weight-asian="normal" style:font-name-complex="Times New Roman1" style:font-size-complex="11pt" style:font-style-complex="normal" style:font-weight-complex="normal"/>
    </style:style>
    <style:style style:name="T20" style:family="text">
      <style:text-properties fo:font-style="normal" fo:font-weight="bold" officeooo:rsid="00009bd3" style:font-name-asian="MS Mincho" style:font-style-asian="normal" style:font-weight-asian="bold" style:font-name-complex="Times New Roman1" style:font-size-complex="11pt" style:font-style-complex="normal" style:font-weight-complex="bold"/>
    </style:style>
    <style:style style:name="T21" style:family="text">
      <style:text-properties fo:font-style="normal" fo:font-weight="bold" officeooo:rsid="000996d2" style:font-name-asian="MS Mincho" style:font-style-asian="normal" style:font-weight-asian="bold" style:font-name-complex="Times New Roman1" style:font-size-complex="11pt" style:font-style-complex="normal" style:font-weight-complex="bold"/>
    </style:style>
    <style:style style:name="T22" style:family="text">
      <style:text-properties fo:font-style="normal" style:font-name-asian="MS Mincho" style:font-style-asian="normal" style:font-name-complex="Times New Roman1" style:font-size-complex="11pt" style:font-style-complex="normal"/>
    </style:style>
    <style:style style:name="T23" style:family="text">
      <style:text-properties fo:font-style="normal" officeooo:rsid="000eb5de" style:font-name-asian="MS Mincho" style:font-style-asian="normal" style:font-name-complex="Times New Roman1" style:font-size-complex="11pt" style:font-style-complex="normal"/>
    </style:style>
    <style:style style:name="T24" style:family="text">
      <style:text-properties fo:font-style="normal" officeooo:rsid="000f42bc" style:font-name-asian="MS Mincho" style:font-style-asian="normal" style:font-name-complex="Times New Roman1" style:font-size-complex="11pt" style:font-style-complex="normal"/>
    </style:style>
    <style:style style:name="T25" style:family="text">
      <style:text-properties fo:font-style="normal" officeooo:rsid="000f807b" style:font-name-asian="MS Mincho" style:font-style-asian="normal" style:font-name-complex="Times New Roman1" style:font-size-complex="11pt" style:font-style-complex="normal"/>
    </style:style>
    <style:style style:name="T26" style:family="text">
      <style:text-properties style:font-name-asian="MS Mincho" style:font-name-complex="Times New Roman1" style:font-size-complex="11pt"/>
    </style:style>
    <style:style style:name="T27" style:family="text">
      <style:text-properties officeooo:rsid="00009bd3" style:font-name-asian="MS Mincho" style:font-name-complex="Times New Roman1" style:font-size-complex="11pt"/>
    </style:style>
    <style:style style:name="T28" style:family="text">
      <style:text-properties officeooo:rsid="000c87f1" style:font-name-asian="MS Mincho" style:font-name-complex="Times New Roman1" style:font-size-complex="11pt"/>
    </style:style>
    <style:style style:name="T29" style:family="text">
      <style:text-properties officeooo:rsid="00009bd3" style:font-name-asian="MS Mincho" style:font-size-complex="11pt"/>
    </style:style>
    <style:style style:name="T30" style:family="text">
      <style:text-properties fo:font-weight="bold" officeooo:rsid="00009bd3" style:font-name-asian="MS Mincho" style:font-weight-asian="bold" style:font-name-complex="Times New Roman1" style:font-size-complex="11pt" style:font-weight-complex="bold"/>
    </style:style>
    <style:style style:name="T31" style:family="text">
      <style:text-properties fo:font-weight="normal" officeooo:rsid="00009bd3" style:font-name-asian="MS Mincho" style:font-weight-asian="normal" style:font-name-complex="Times New Roman1" style:font-size-complex="11pt" style:font-weight-complex="normal"/>
    </style:style>
    <style:style style:name="T32" style:family="text">
      <style:text-properties officeooo:rsid="00012968"/>
    </style:style>
    <style:style style:name="T33" style:family="text">
      <style:text-properties officeooo:rsid="00016d81"/>
    </style:style>
    <style:style style:name="T34" style:family="text">
      <style:text-properties style:text-underline-style="none"/>
    </style:style>
    <style:style style:name="T35" style:family="text">
      <style:text-properties officeooo:rsid="0007d5d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Structure of the Design Document</text:h>
      <text:p text:style-name="P3"/>
      <text:p text:style-name="P4"><text:span text:style-name="T3">MyLinkedList</text:span><text:span text:style-name="T2"> Design</text:span></text:p>
      <text:p text:style-name="P1"/>
      <text:p text:style-name="P2"><text:span text:style-name="T26">Designer Name: ____</text:span><text:span text:style-name="T27">Grant Yang</text:span><text:span text:style-name="T26">_________<text:tab/><text:tab/>Period: ____</text:span><text:span text:style-name="T27">6</text:span><text:span text:style-name="T26">_________</text:span></text:p>
      <text:h text:style-name="P11" text:outline-level="1">Description <text:span text:style-name="T29"></text:span></text:h>
      <text:p text:style-name="P3"/>
      <text:p text:style-name="P5"><text:span text:style-name="T26"><text:tab/></text:span><text:span text:style-name="T27">This class implements a doubly-linked list that keeps a pointer to both its head and its tail. As such, it supports an iterator implementing </text:span><text:span text:style-name="T5">java.util.Iterator</text:span><text:span text:style-name="T27"> and provides a rudimentary interface for inserting, removing, setting, and getting arbitrary elements. </text:span><text:span text:style-name="T28">Because it retains a pointer to the tail, insertion, modification, retrieval, and removal of elements at both the end and the front can be preformed in constant time. </text:span><text:span text:style-name="T27">Obtaining a pointer to the desired node is abstracted away and done from the closest end of the list.</text:span></text:p>
      <text:h text:style-name="P10" text:outline-level="1">Services</text:h>
      <text:list xml:id="list1310476042" text:style-name="L1">
        <text:list-item>
          <text:p text:style-name="P6">String toString() <text:span text:style-name="T8">- Constructs </text:span><text:span text:style-name="T11">and returns </text:span><text:span text:style-name="T8">a human-readable string representation of the list in O(n)</text:span></text:p>
        </text:list-item>
        <text:list-item>
          <text:p text:style-name="P6">int size() - <text:span text:style-name="T8">Queries the size of the list </text:span><text:span text:style-name="T12">(number of elements)</text:span><text:span text:style-name="T8"> in O(1)</text:span></text:p>
        </text:list-item>
        <text:list-item>
          <text:p text:style-name="P6">E get(int index) –<text:span text:style-name="T8"> Gets the value of an element at </text:span>index<text:span text:style-name="T8"> in O(n). </text:span>index<text:span text:style-name="T8"> MUST be in-bounds and zero-indexed.</text:span></text:p>
        </text:list-item>
        <text:list-item>
          <text:p text:style-name="P7">E set(int index, E obj) –<text:span text:style-name="T8"> Sets the value </text:span><text:span text:style-name="T9">of the element at </text:span><text:span text:style-name="T33">index</text:span><text:span text:style-name="T9"> to </text:span><text:span text:style-name="T33">obj </text:span><text:span text:style-name="T9">in O(n</text:span><text:span text:style-name="T13">)</text:span><text:span text:style-name="T9">. Returns the previous value of the element at </text:span><text:span text:style-name="T33">index. </text:span>index<text:span text:style-name="T8"> MUST be in-bounds and zero-indexed.</text:span></text:p>
        </text:list-item>
        <text:list-item>
          <text:p text:style-name="P8">boolean add(E obj) –<text:span text:style-name="T8"> Adds an element to the end of the list in O(1).</text:span></text:p>
        </text:list-item>
        <text:list-item>
          <text:p text:style-name="P8">E remove(int index)<text:span text:style-name="T8"> – Removes the element at </text:span>index <text:span text:style-name="T8">in O(n), returning the value of the element removed. </text:span><text:span text:style-name="T32">index</text:span><text:span text:style-name="T10"> MUST be in-bounds and zero-indexed.</text:span></text:p>
        </text:list-item>
        <text:list-item>
          <text:p text:style-name="P8">void add(int index, E obj)<text:span text:style-name="T8"> – Inserts an element at </text:span>index <text:span text:style-name="T8">in O(n) so that </text:span>get(index) == obj<text:span text:style-name="T8">. </text:span><text:span text:style-name="T16">It has the precondition that 0 &lt;= </text:span><text:span text:style-name="T35">index</text:span><text:span text:style-name="T16"> &lt;=</text:span><text:span text:style-name="T35"> size()</text:span><text:span text:style-name="T16">, and</text:span><text:span text:style-name="T35"> index</text:span><text:span text:style-name="T32"> </text:span><text:span text:style-name="T10">and zero-indexed.</text:span></text:p>
        </text:list-item>
        <text:list-item>
          <text:p text:style-name="P8">void addFirst(E obj) – <text:span text:style-name="T8">Inserts an element at the beginning of the list in O(1).</text:span></text:p>
        </text:list-item>
        <text:list-item>
          <text:p text:style-name="P8">void addLast(E obj)<text:span text:style-name="T8"> – Inserts an element at the end of the list in O(1).</text:span></text:p>
        </text:list-item>
        <text:list-item>
          <text:p text:style-name="P8">E getFirst() – <text:span text:style-name="T8">Gets the element at the beginning of the list in O(1). </text:span><text:span text:style-name="T15">The list MUST be non-empty.</text:span></text:p>
        </text:list-item>
        <text:list-item>
          <text:p text:style-name="P8"><text:span text:style-name="T34">E getLast()</text:span><text:span text:style-name="T8"> – Gets the element at the end of the list in O(1). </text:span><text:span text:style-name="T15">The list MUST be non-empty.</text:span></text:p>
        </text:list-item>
        <text:list-item>
          <text:p text:style-name="P8">E removeFirst() -<text:span text:style-name="T8"> Removes the element at the beginning of the list in O(1), returning its value. The list MUST be non-empty.</text:span></text:p>
        </text:list-item>
        <text:list-item>
          <text:p text:style-name="P8">E removeLast() -<text:span text:style-name="T8"> Removes the element at the end of the list in O(1), returning its value. The list MUST be non-empty.</text:span></text:p>
        </text:list-item>
        <text:list-item>
          <text:p text:style-name="P8">java.util.Iterator&lt;E&gt; iterator()<text:span text:style-name="T8"> - Retrieves a new iterator over this list implementing the standard java.</text:span><text:span text:style-name="T14">util.</text:span><text:span text:style-name="T8">Iterator interface.</text:span></text:p>
        </text:list-item>
      </text:list>
      <text:h text:style-name="P10" text:outline-level="1"><text:soft-page-break/></text:h>
      <text:h text:style-name="P12" text:outline-level="1">Internal Data Structures and State</text:h>
      <text:p text:style-name="P3"/>
      <text:p text:style-name="P2"><text:span text:style-name="T26"><text:tab/></text:span><text:span text:style-name="T27">Each list will store two </text:span><text:span text:style-name="T5">DoubleNode</text:span><text:span text:style-name="T27"> pointers to its head and tail, both of which will be initialized to </text:span><text:span text:style-name="T30">null</text:span><text:span text:style-name="T31">. Additionally, it will store an integer to cache the list size so that it may be retrieved in O(1). Each </text:span><text:span text:style-name="T6">DoubleNode </text:span><text:span text:style-name="T17">will contain an </text:span><text:span text:style-name="T6">Object</text:span><text:span text:style-name="T17"> pointer to store a value and two </text:span><text:span text:style-name="T6">DoubleNode</text:span><text:span text:style-name="T17"> pointers pointing to the next and previous elements.</text:span></text:p>
      <text:p text:style-name="P2"><text:span text:style-name="T17"><text:tab/>Each iterator will store a single</text:span><text:span text:style-name="T6"> DoubleNode</text:span><text:span text:style-name="T17"> pointer pointing to the element just retrieved by</text:span><text:span text:style-name="T6"> E next() </text:span><text:span text:style-name="T17">(along with other data required for non-static inner classes). This pointer will be initialized to a new </text:span><text:span text:style-name="T6">DoubleNode</text:span><text:span text:style-name="T17"> with a value of </text:span><text:span text:style-name="T20">null</text:span><text:span text:style-name="T17"> and a next pointing to the first element of the list. </text:span><text:span text:style-name="T18">This is so that the iterator can retain a reference to the last element after the final call to </text:span><text:span text:style-name="T7">next() </text:span><text:span text:style-name="T18">in case </text:span><text:span text:style-name="T7">remove() </text:span><text:span text:style-name="T18">is called. If the internal pointer was </text:span><text:span text:style-name="T21">null</text:span><text:span text:style-name="T18"> after the final call to </text:span><text:span text:style-name="T7">next()</text:span><text:span text:style-name="T18">, one would need to traverse the list to find the last element again, </text:span><text:span text:style-name="T19">nullifying the benefit of using an iterator.</text:span></text:p>
      <text:h text:style-name="P10" text:outline-level="1">Test Plan</text:h>
      <text:p text:style-name="P3"/>
      <text:p text:style-name="P9"><text:span text:style-name="T26">I will run </text:span><text:span text:style-name="T4">MyLinkedListTester.java</text:span><text:span text:style-name="T22"> and </text:span><text:span text:style-name="T4">MyLinkedListIteratorTester.java</text:span><text:span text:style-name="T22">, which will perform random operations using my code and compare the results with the real java implementation. </text:span><text:span text:style-name="T25">The size of the list should not become desynchronized. </text:span><text:span text:style-name="T23">I will check that the pointers are set to null if the last element is removed, and that they are updated appropriately when an element is inserted at the beginning or end. </text:span></text:p>
      <text:p text:style-name="P9"><text:span text:style-name="T23"/></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MS Gothic" svg:font-family="'MS Gothic'" style:font-family-generic="system" style:font-pitch="variable"/>
    <style:font-face style:name="MS Mincho" svg:font-family="'MS Mincho'" style:font-family-generic="system" style:font-pitch="variable"/>
    <style:font-face style:name="OpenSymbol" svg:font-family="OpenSymbol" style:font-charset="x-symbol"/>
    <style:font-face style:name="PingFang SC" svg:font-family="'PingFang SC'"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2pt" fo:language="en" fo:country="US" style:letter-kerning="false" style:font-name-asian="Calibri1" style:font-size-asian="12pt" style:language-asian="en" style:country-asian="US" style:font-name-complex="Tahoma"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font-name="Times New Roman"/>
    </style:style>
    <style:page-layout style:name="Mpm1">
      <style:page-layout-properties fo:page-width="8.5in" fo:page-height="11in" style:num-format="1" style:print-orientation="portrait" fo:margin-top="0in" fo:margin-bottom="0in" fo:margin-left="0.8in" fo:margin-right="0.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header-footer-properties fo:min-height="1in" fo:margin-left="0in" fo:margin-right="0in" fo:margin-top="0.960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number:date-style style:name="N10076" number:language="en" number:country="US" number:automatic-order="true">
      <number:month number:style="long" number:textual="true"/>
      <number:text> </number:text>
      <number:day/>
      <number:text>, </number:text>
      <number:year number:style="long"/>
    </number:date-style>
  </office:automatic-styles>
  <office:master-styles>
    <style:master-page style:name="Standard" style:page-layout-name="Mpm1" draw:style-name="Mdp1">
      <style:header>
        <text:p text:style-name="Header"/>
      </style:header>
      <style:footer>
        <text:p text:style-name="Footer"><text:span text:style-name="MT1">Author Name<text:tab/>Page </text:span><text:span text:style-name="MT1"><text:page-number text:select-page="current">2</text:page-number></text:span><text:span text:style-name="MT1"><text:tab/></text:span><text:span text:style-name="MT1"><text:date style:data-style-name="N10076" text:date-value="2021-10-26T15:42:55.152725935">October 26, 2021</text:date></text:span></text:p>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icrosoft Office User</meta:initial-creator>
    <meta:editing-cycles>19</meta:editing-cycles>
    <meta:creation-date>2020-10-28T00:12:00</meta:creation-date>
    <dc:date>2021-10-26T15:42:54.958426368</dc:date>
    <meta:editing-duration>PT1H51M29S</meta:editing-duration>
    <meta:generator>LibreOffice/7.2.1.2$MacOSX_X86_64 LibreOffice_project/87b77fad49947c1441b67c559c339af8f3517e22</meta:generator>
    <meta:document-statistic meta:table-count="0" meta:image-count="0" meta:object-count="0" meta:page-count="2" meta:paragraph-count="26" meta:word-count="668" meta:character-count="3695" meta:non-whitespace-character-count="3088"/>
    <meta:user-defined meta:name="AppVersion">16.0000</meta:user-defined>
    <meta:template xlink:type="simple" xlink:actuate="onRequest" xlink:title="Normal.dotm" xlink:href=""/>
  </office:meta>
</office:document-meta>
</file>